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472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5402in"/>
    </style:style>
    <style:style style:name="co4" style:family="table-column">
      <style:table-column-properties fo:break-before="auto" style:column-width="0.9043in"/>
    </style:style>
    <style:style style:name="co5" style:family="table-column">
      <style:table-column-properties fo:break-before="auto" style:column-width="2.139in"/>
    </style:style>
    <style:style style:name="co6" style:family="table-column">
      <style:table-column-properties fo:break-before="auto" style:column-width="0.7937in"/>
    </style:style>
    <style:style style:name="co7" style:family="table-column">
      <style:table-column-properties fo:break-before="auto" style:column-width="0.798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J1]&gt;COLUMN([.A1])-3)" style:apply-style-name="Parameter" style:base-cell-address="Sheet1.A1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0" style:family="table-cell" style:parent-style-name="Default">
      <style:text-properties fo:language="en" fo:country="US"/>
    </style:style>
  </office:automatic-styles>
  <office:body>
    <office:spreadsheet>
      <table:calculation-settings table:case-sensitive="false" table:use-regular-expressions="false"/>
      <table:table table:name="Sheet1" table:style-name="ta1" table:print-ranges="Sheet1.A1:Sheet1.IV65536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default-cell-style-name="ce7"/>
        <table:table-column table:style-name="co5" table:default-cell-style-name="ce4"/>
        <table:table-column table:style-name="co6" table:number-columns-repeated="3" table:default-cell-style-name="ce4"/>
        <table:table-column table:style-name="co7" table:number-columns-repeated="242" table:default-cell-style-name="ce10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f:=AND([.Q2:.Q10000])" office:value-type="boolean" office:boolean-value="true">
            <text:p>TRUE</text:p>
          </table:table-cell>
          <table:table-cell table:style-name="ce5"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[.C2]+[.D2]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Addition (+)</text:p>
          </table:table-cell>
          <table:table-cell office:value-type="string">
            <text:p>+</text:p>
          </table:table-cell>
          <table:table-cell table:style-name="ce9"/>
          <table:table-cell/>
          <table:table-cell/>
          <table:table-cell table:style-name="Default" table:formula="of:=IF(ISBLANK([.M2]);[.A2];[.M2])" office:value-type="float" office:value="3">
            <text:p>3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[.C3]+[.D3]+[.E3]" office:value-type="float" office:value="12">
            <text:p>1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3]);[.A3];[.M3])" office:value-type="float" office:value="12">
            <text:p>12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.6">
            <text:p>6.6</text:p>
          </table:table-cell>
          <table:table-cell table:formula="of:=[.C4]+[.D4]+[.E4]" office:value-type="float" office:value="6.6">
            <text:p>6.6</text:p>
          </table:table-cell>
          <table:table-cell table:style-name="ce6" office:value-type="float" office:value="1.1">
            <text:p>1.1</text:p>
          </table:table-cell>
          <table:table-cell table:style-name="ce6" office:value-type="float" office:value="2.2">
            <text:p>2.2</text:p>
          </table:table-cell>
          <table:table-cell table:style-name="ce6" office:value-type="float" office:value="3.3">
            <text:p>3.3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4]);[.A4];[.M4])" office:value-type="float" office:value="6.6">
            <text:p>6.6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[.C6]-[.D6]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Subtraction (-)</text:p>
          </table:table-cell>
          <table:table-cell office:value-type="string">
            <text:p>-</text:p>
          </table:table-cell>
          <table:table-cell table:style-name="ce9"/>
          <table:table-cell/>
          <table:table-cell/>
          <table:table-cell table:style-name="Default" table:formula="of:=IF(ISBLANK([.M6]);[.A6];[.M6])" office:value-type="float" office:value="2">
            <text:p>2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[.C7]-[.D7]-[.E7]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7]);[.A7];[.M7])" office:value-type="float" office:value="1">
            <text:p>1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4.4">
            <text:p>-4.4</text:p>
          </table:table-cell>
          <table:table-cell table:formula="of:=[.C8]-[.D8]-[.E8]" office:value-type="float" office:value="-4.4">
            <text:p>-4.4</text:p>
          </table:table-cell>
          <table:table-cell table:style-name="ce6" office:value-type="float" office:value="1.1">
            <text:p>1.1</text:p>
          </table:table-cell>
          <table:table-cell table:style-name="ce6" office:value-type="float" office:value="2.2">
            <text:p>2.2</text:p>
          </table:table-cell>
          <table:table-cell table:style-name="ce6" office:value-type="float" office:value="3.3">
            <text:p>3.3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8]);[.A8];[.M8])" office:value-type="float" office:value="-4.4">
            <text:p>-4.4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5">
            <text:p>35</text:p>
          </table:table-cell>
          <table:table-cell table:formula="of:=[.C10]*[.D10]" office:value-type="float" office:value="35">
            <text:p>3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Multiplication (*)</text:p>
          </table:table-cell>
          <table:table-cell office:value-type="string">
            <text:p>*</text:p>
          </table:table-cell>
          <table:table-cell table:style-name="ce9"/>
          <table:table-cell/>
          <table:table-cell/>
          <table:table-cell table:style-name="Default" table:formula="of:=IF(ISBLANK([.M10]);[.A10];[.M10])" office:value-type="float" office:value="35">
            <text:p>35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f:=[.C11]*[.D11]" office:value-type="float" office:value="0.2">
            <text:p>0.2</text:p>
          </table:table-cell>
          <table:table-cell table:style-name="ce6" office:value-type="float" office:value="0.4">
            <text:p>0.4</text:p>
          </table:table-cell>
          <table:table-cell table:style-name="ce6" office:value-type="float" office:value="0.5">
            <text:p>0.5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11]);[.A11];[.M11])" office:value-type="float" office:value="0.2">
            <text:p>0.2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f:=[.C13]+[.D13]*[.E13]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Precedence (* before +)</text:p>
          </table:table-cell>
          <table:table-cell office:value-type="string">
            <text:p>* ( )</text:p>
          </table:table-cell>
          <table:table-cell table:style-name="ce9"/>
          <table:table-cell/>
          <table:table-cell/>
          <table:table-cell table:style-name="Default" table:formula="of:=IF(ISBLANK([.M13]);[.A13];[.M13])" office:value-type="float" office:value="7">
            <text:p>7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([.C14]+[.D14])*[.E14]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14]);[.A14];[.M14])" office:value-type="float" office:value="9">
            <text:p>9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.5">
            <text:p>2.5</text:p>
          </table:table-cell>
          <table:table-cell table:formula="of:=[.C16]/[.D16]" office:value-type="float" office:value="2.5">
            <text:p>2.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Division (/)</text:p>
          </table:table-cell>
          <table:table-cell office:value-type="string">
            <text:p>/</text:p>
          </table:table-cell>
          <table:table-cell table:style-name="ce9"/>
          <table:table-cell/>
          <table:table-cell/>
          <table:table-cell table:style-name="Default" table:formula="of:=IF(ISBLANK([.M16]);[.A16];[.M16])" office:value-type="float" office:value="2.5">
            <text:p>2.5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[.C17]-[.D17]/[.E17]" office:value-type="float" office:value="8">
            <text:p>8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17]);[.A17];[.M17])" office:value-type="float" office:value="8">
            <text:p>8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f:=[.C18]-[.D18]/[.E18]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3">
            <text:p>3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18]);[.A18];[.M18])" office:value-type="float" office:value="7">
            <text:p>7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.66666666666667">
            <text:p>9.67</text:p>
          </table:table-cell>
          <table:table-cell table:formula="of:=[.C19]-[.D19]/[.E19]" office:value-type="float" office:value="9.66666666666667">
            <text:p>9.6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19]);[.A19];[.M19])" office:value-type="float" office:value="9.66666666666667">
            <text:p>9.67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AE</text:p>
          </table:table-cell>
          <table:table-cell table:formula="of:=[.C20]/[.D20]" office:value-type="float" office:value="0">
            <text:p>#DIV/0!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Division by zero</text:p>
          </table:table-cell>
          <table:table-cell office:value-type="string">
            <text:p>/</text:p>
          </table:table-cell>
          <table:table-cell table:style-name="ce9" office:value-type="string">
            <text:p>Err:532</text:p>
          </table:table-cell>
          <table:table-cell/>
          <table:table-cell/>
          <table:table-cell table:style-name="Default" table:formula="of:=IF(ISBLANK([.M20]);[.A20];[.M20])" office:value-type="string" office:string-value="Err:532">
            <text:p>Err:532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10">
            <text:p>-10</text:p>
          </table:table-cell>
          <table:table-cell table:formula="of:=-[.C22]" office:value-type="float" office:value="-10">
            <text:p>-1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Negation (-)</text:p>
          </table:table-cell>
          <table:table-cell office:value-type="string">
            <text:p>-</text:p>
          </table:table-cell>
          <table:table-cell table:style-name="ce9"/>
          <table:table-cell/>
          <table:table-cell/>
          <table:table-cell table:style-name="Default" table:formula="of:=IF(ISBLANK([.M22]);[.A22];[.M22])" office:value-type="float" office:value="-10">
            <text:p>-10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-[.C23]--[.D23]" office:value-type="float" office:value="-2">
            <text:p>-2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23]);[.A23];[.M23])" office:value-type="float" office:value="-2">
            <text:p>-2</text:p>
          </table:table-cell>
          <table:table-cell table:style-name="Default" table:formula="of:=IF(ISBLANK([.O23]);IF(ISERROR([.B23]);&quot;Err:&quot;&amp;ORG.OPENOFFICE.ERRORTYPE([.B23])=[.M23];OR([.P23]=[.B23];AND(ISNUMBER([.P23]);ISNUMBER([.B23]);OR(AND([.P23]=0;ABS([.B23])&lt;1E-307);&quot;&quot;&amp;[.B23]=&quot;&quot;&amp;[.P23]))));[.O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-[.C24]--[.D24]" office:value-type="float" office:value="-1">
            <text:p>-1</text:p>
          </table:table-cell>
          <table:table-cell table:style-name="ce6" office:value-type="float" office:value="-3">
            <text:p>-3</text:p>
          </table:table-cell>
          <table:table-cell table:style-name="ce6" office:value-type="float" office:value="-4">
            <text:p>-4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24]);[.A24];[.M24])" office:value-type="float" office:value="-1">
            <text:p>-1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percentage" office:value="0.15">
            <text:p>15.00%</text:p>
          </table:table-cell>
          <table:table-cell table:formula="of:=[.C26]%" office:value-type="percentage" office:value="0.15">
            <text:p>15.00%</text:p>
          </table:table-cell>
          <table:table-cell table:style-name="ce6" office:value-type="float" office:value="15">
            <text:p>1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Percentage (%)</text:p>
          </table:table-cell>
          <table:table-cell office:value-type="string">
            <text:p>%</text:p>
          </table:table-cell>
          <table:table-cell table:style-name="ce9"/>
          <table:table-cell/>
          <table:table-cell/>
          <table:table-cell table:style-name="Default" table:formula="of:=IF(ISBLANK([.M26]);[.A26];[.M26])" office:value-type="percentage" office:value="0.15">
            <text:p>15.00%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percentage" office:value="5.13">
            <text:p>513.00%</text:p>
          </table:table-cell>
          <table:table-cell table:formula="of:=([.C27]+[.D27])%+[.E27]+[.F27]%" office:value-type="percentage" office:value="5.13">
            <text:p>513.00%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27]);[.A27];[.M27])" office:value-type="percentage" office:value="5.13">
            <text:p>513.00%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percentage" office:value="3.377">
            <text:p>337.70%</text:p>
          </table:table-cell>
          <table:table-cell table:formula="of:=([.C28]+[.D28])%+[.E28]+[.F28]%" office:value-type="percentage" office:value="3.377">
            <text:p>337.70%</text:p>
          </table:table-cell>
          <table:table-cell table:style-name="ce6" office:value-type="float" office:value="1.1">
            <text:p>1.1</text:p>
          </table:table-cell>
          <table:table-cell table:style-name="ce6" office:value-type="float" office:value="2.2">
            <text:p>2.2</text:p>
          </table:table-cell>
          <table:table-cell table:style-name="ce6" office:value-type="float" office:value="3.3">
            <text:p>3.3</text:p>
          </table:table-cell>
          <table:table-cell table:style-name="ce6" office:value-type="float" office:value="4.4">
            <text:p>4.4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28]);[.A28];[.M28])" office:value-type="percentage" office:value="3.377">
            <text:p>337.70%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style-name="ce8"/>
          <table:table-cell table:number-columns-repeated="2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56">
            <text:p>256</text:p>
          </table:table-cell>
          <table:table-cell table:formula="of:=[.C30]^[.D30]" office:value-type="float" office:value="256">
            <text:p>25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Exponentiation (^)</text:p>
          </table:table-cell>
          <table:table-cell office:value-type="string">
            <text:p>^</text:p>
          </table:table-cell>
          <table:table-cell table:style-name="ce9"/>
          <table:table-cell/>
          <table:table-cell/>
          <table:table-cell table:style-name="Default" table:formula="of:=IF(ISBLANK([.M30]);[.A30];[.M30])" office:value-type="float" office:value="256">
            <text:p>256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4">
            <text:p>24</text:p>
          </table:table-cell>
          <table:table-cell table:formula="of:=[.C31]^[.D31]+[.E31]^([.F31]+[.G31])" office:value-type="float" office:value="24">
            <text:p>2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31]);[.A31];[.M31])" office:value-type="float" office:value="24">
            <text:p>24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40">
            <text:p>1240</text:p>
          </table:table-cell>
          <table:table-cell table:formula="of:=[.C32]^[.D32]+[.E32]^([.F32]+[.G32])" office:value-type="float" office:value="1240">
            <text:p>124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32]);[.A32];[.M32])" office:value-type="float" office:value="1240">
            <text:p>1240</text:p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[.C34]+[.D34]-[.E34]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/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Empty cells are 0</text:p>
          </table:table-cell>
          <table:table-cell/>
          <table:table-cell table:style-name="ce9"/>
          <table:table-cell/>
          <table:table-cell/>
          <table:table-cell table:style-name="Default" table:formula="of:=IF(ISBLANK([.M34]);[.A34];[.M34])" office:value-type="float" office:value="1">
            <text:p>1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7">
            <text:p>17</text:p>
          </table:table-cell>
          <table:table-cell table:formula="of:=[.C35]+[.D35]-[.E35]" office:value-type="float" office:value="17">
            <text:p>17</text:p>
          </table:table-cell>
          <table:table-cell table:style-name="ce6"/>
          <table:table-cell table:style-name="ce6" office:value-type="float" office:value="17">
            <text:p>17</text:p>
          </table:table-cell>
          <table:table-cell table:style-name="ce6"/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35]);[.A35];[.M35])" office:value-type="float" office:value="17">
            <text:p>17</text:p>
          </table:table-cell>
          <table:table-cell table:style-name="Default" table:formula="of:=IF(ISBLANK([.O35]);IF(ISERROR([.B35]);&quot;Err:&quot;&amp;ORG.OPENOFFICE.ERRORTYPE([.B35])=[.M35];OR([.P35]=[.B35];AND(ISNUMBER([.P35]);ISNUMBER([.B35]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[.C36]+[.D36]-[.E36]" office:value-type="float" office:value="-2">
            <text:p>-2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36]);[.A36];[.M36])" office:value-type="float" office:value="-2">
            <text:p>-2</text:p>
          </table:table-cell>
          <table:table-cell table:style-name="Default"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[.C37]*[.D37]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f:=IF(ISBLANK([.M37]);[.A37];[.M37])" office:value-type="float" office:value="0">
            <text:p>0</text:p>
          </table:table-cell>
          <table:table-cell table:style-name="Default"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963">
          <table:table-cell table:style-name="ce2"/>
          <table:table-cell/>
          <table:table-cell table:style-name="ce6" table:number-columns-repeated="7"/>
          <table:table-cell table:number-columns-repeated="3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.361in"/>
      </style:header-style>
      <style:footer-style>
        <style:header-footer-properties fo:min-height="0.2957in" fo:margin-left="0in" fo:margin-right="0in" fo:margin-top="0.36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9:0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8-05-01T15:32:29</dc:date>
    <meta:editing-cycles>9</meta:editing-cycles>
    <meta:editing-duration>PT13M33S</meta:editing-duration>
    <meta:document-statistic meta:table-count="1" meta:cell-count="301" meta:object-count="0"/>
    <meta:user-defined meta:name="Info 1"/>
    <meta:user-defined meta:name="Info 2"/>
    <meta:user-defined meta:name="Info 3"/>
    <meta:user-defined meta:name="Info 4"/>
  </office:meta>
</office:document-meta>
</file>